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3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5" style:family="paragraph" style:parent-style-name="Standard">
      <style:paragraph-properties fo:break-before="auto" fo:break-aft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6" style:family="paragraph" style:parent-style-name="Standard">
      <style:paragraph-properties fo:break-before="auto" fo:break-after="auto">
        <style:tab-stops>
          <style:tab-stop style:position="9.195cm"/>
        </style:tab-stops>
      </style:paragraph-properties>
    </style:style>
    <style:style style:name="P7" style:family="paragraph" style:parent-style-name="Standard">
      <style:paragraph-properties fo:break-before="auto" fo:break-after="auto"/>
      <style:text-properties officeooo:rsid="00059303"/>
    </style:style>
    <style:style style:name="P8" style:family="paragraph" style:parent-style-name="Standard">
      <style:paragraph-properties fo:break-before="auto" fo:break-after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10" style:family="paragraph" style:parent-style-name="Standard" style:list-style-name="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11" style:family="paragraph" style:parent-style-name="Standard" style:list-style-name="WWNum1"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12" style:family="paragraph" style:parent-style-name="Standard" style:list-style-name="WWNum1">
      <style:paragraph-properties fo:margin-left="3.81cm" fo:margin-right="0cm" fo:margin-top="0cm" fo:margin-bottom="0cm" loext:contextual-spacing="false" fo:line-height="115%" fo:text-align="start" style:justify-single-word="false" fo:keep-together="auto" fo:orphans="2" fo:widows="2" fo:text-indent="-0.318cm" style:auto-text-indent="false" fo:break-before="auto" fo:break-after="auto" fo:padding="0cm" fo:border="none" fo:keep-with-next="auto"/>
    </style:style>
    <style:style style:name="P13" style:family="paragraph" style:parent-style-name="Frame_20_contents">
      <style:paragraph-properties fo:margin-left="0cm" fo:margin-right="0cm" fo:margin-top="0cm" fo:margin-bottom="0.353cm" loext:contextual-spacing="false" fo:line-height="0.485cm" fo:text-align="start" style:justify-single-word="false" fo:text-indent="0cm" style:auto-text-indent="false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9303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pt" fo:font-style="normal" fo:font-weight="normal" style:font-name-asian="Calibri1" style:font-size-asian="4pt" style:font-style-asian="normal" style:font-weight-asian="normal" style:font-name-complex="Calibri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officeooo:rsid="00059303" style:font-name-asian="Calibri1" style:font-size-asian="16pt" style:font-style-asian="normal" style:font-weight-asian="normal" style:font-name-complex="Calibri1" style:font-size-complex="16pt"/>
    </style:style>
    <style:style style:name="T10" style:family="text">
      <style:text-properties officeooo:rsid="00059303"/>
    </style:style>
    <style:style style:name="gr1" style:family="graphic">
      <style:graphic-properties draw:stroke="solid" svg:stroke-width="0.035cm" svg:stroke-color="#000000" draw:marker-end="msArrowEnd_20_5" draw:marker-end-width="0.21cm" draw:marker-end-center="false" draw:stroke-linejoin="round" draw:fill="solid" draw:fill-color="#ffffff" draw:textarea-vertical-align="top" draw:auto-grow-height="false" fo:min-height="0cm" fo:min-width="3.0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FICHEROS (</text:span><text:span text:style-name="T3">File</text:span><text:span text:style-name="T1">, manejador del fichero, </text:span><text:span text:style-name="T2">permisos, creación, path</text:span><text:span text:style-name="T1">)</text:span></text:p>
      <text:p text:style-name="P5">Lectura de ficheros (INPUT respecto RAM)</text:p>
      <text:p text:style-name="P1"><text:span text:style-name="T2">Leer HD (fichero) </text:span><text:span text:style-name="T1">🡪 Escribir RAM</text:span></text:p>
      <text:p text:style-name="P6"><draw:custom-shape text:anchor-type="paragraph" draw:z-index="0" draw:name="Image1" draw:style-name="gr1" draw:text-style-name="P14" svg:width="3.52cm" svg:height="0.071cm" svg:x="3.013cm" svg:y="0.3cm"><text:p/><draw:enhanced-geometry draw:mirror-horizontal="false" draw:mirror-vertical="false" svg:viewBox="0 0 0 0" drawooo:sub-view-size="1266825 1" draw:text-areas="0 0 ?f0 ?f1" draw:type="ooxml-non-primitive" draw:enhanced-path="M 0 0 L 1266825 0 N"><draw:equation draw:name="f0" draw:formula="logwidth"/><draw:equation draw:name="f1" draw:formula="logheight"/></draw:enhanced-geometry></draw:custom-shape>HD<text:tab/><text:span text:style-name="T10">RAM</text:span></text:p>
      <text:p text:style-name="P5"/>
      <text:p text:style-name="P1"><text:span text:style-name="T4">Escritura de ficheros (OUTPUT </text:span><text:span text:style-name="T5">respecto RAM</text:span><text:span text:style-name="T4">)</text:span></text:p>
      <text:p text:style-name="P1"><text:span text:style-name="T1">Leer RAM 🡪 </text:span><text:span text:style-name="T3">Escribir HD (fichero)</text:span></text:p>
      <text:p text:style-name="P7"><draw:custom-shape text:anchor-type="paragraph" draw:z-index="1" draw:name="Image2" draw:style-name="gr1" draw:text-style-name="P14" svg:width="3.52cm" svg:height="0.071cm" svg:x="3.067cm" svg:y="0.3cm"><text:p/><draw:enhanced-geometry draw:mirror-horizontal="false" draw:mirror-vertical="false" svg:viewBox="0 0 0 0" drawooo:sub-view-size="1266825 1" draw:text-areas="0 0 ?f0 ?f1" draw:type="ooxml-non-primitive" draw:enhanced-path="M 0 0 L 1266825 0 N"><draw:equation draw:name="f0" draw:formula="logwidth"/><draw:equation draw:name="f1" draw:formula="logheight"/></draw:enhanced-geometry></draw:custom-shape>RAM<text:tab/><text:tab/><text:tab/><text:tab/><text:tab/><text:tab/><text:tab/>HD</text:p>
      <text:p text:style-name="P8"/>
      <text:list xml:id="list2081606754" text:style-name="WWNum1">
        <text:list-item>
          <text:p text:style-name="P9">Texto (caracteres, String)</text:p>
          <text:list>
            <text:list-item>
              <text:p text:style-name="P11">Escribir Ficheros:</text:p>
              <text:list>
                <text:list-item>
                  <text:p text:style-name="P12"><text:span text:style-name="T7">FileWriter</text:span><text:span text:style-name="T8">, método </text:span><text:span text:style-name="T7">write</text:span><text:span text:style-name="T8">. </text:span><text:span text:style-name="T9">P</text:span><text:span text:style-name="T8">ermite </text:span><text:span text:style-name="T7">conservar datos</text:span><text:span text:style-name="T8"> </text:span><text:span text:style-name="T9">con el constructor con boolean append.</text:span></text:p>
                </text:list-item>
                <text:list-item>
                  <text:p text:style-name="P12"><text:span text:style-name="T7">PrintWriter</text:span><text:span text:style-name="T8">, método print/println/printf</text:span></text:p>
                </text:list-item>
              </text:list>
            </text:list-item>
            <text:list-item>
              <text:p text:style-name="P11">Leer Ficheros:</text:p>
              <text:list>
                <text:list-item>
                  <text:p text:style-name="P12"><text:span text:style-name="T7">Scanner, </text:span><text:span text:style-name="T8">método nextLine, hasNextLine</text:span></text:p>
                </text:list-item>
                <text:list-item>
                  <text:p text:style-name="P12"><text:span text:style-name="T7">FileReader</text:span><text:span text:style-name="T8">, método </text:span><text:span text:style-name="T7">read</text:span><text:span text:style-name="T8">. BufferedReader con método readLine</text:span></text:p>
                </text:list-item>
              </text:list>
            </text:list-item>
          </text:list>
        </text:list-item>
      </text:list>
      <text:p text:style-name="P2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9:14:00</meta:creation-date>
    <meta:initial-creator>GEMA</meta:initial-creator>
    <meta:generator>LibreOffice/6.0.2.1$Windows_X86_64 LibreOffice_project/f7f06a8f319e4b62f9bc5095aa112a65d2f3ac89</meta:generator>
    <dc:date>2023-03-15T12:29:09.786000000</dc:date>
    <meta:editing-duration>PT3M9S</meta:editing-duration>
    <meta:editing-cycles>1</meta:editing-cycles>
    <meta:document-statistic meta:table-count="0" meta:image-count="0" meta:object-count="0" meta:page-count="1" meta:paragraph-count="14" meta:word-count="76" meta:character-count="527" meta:non-whitespace-character-count="466"/>
  </office:meta>
</office:document-meta>
</file>